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Generated Multiple-Choice Questions</text:h>
      <text:p><text:span text:style-name="strong">1. Which of the following is NOT listed as a core duty of a Front Office Associate?</text:span></text:p>
      <text:p>   A) Maintaining health and hygiene.</text:p>
      <text:p>   B) Supervising and monitoring front office activities.</text:p>
      <text:p>   C) Preparing marketing strategies for the hotel.</text:p>
      <text:p>   D) Cashiering and administrative support.</text:p>
      <text:p/>
      <text:p><text:span text:style-name="strong">2. According to the text, which of these is considered a part of Hospitality Operations?</text:span></text:p>
      <text:p>   A) Manufacturing goods for export.</text:p>
      <text:p>   B) Transportation services like cruise ships.</text:p>
      <text:p>   C) Construction and real estate development.</text:p>
      <text:p>   D) Industrial logistics and supply chain.</text:p>
      <text:p/>
      <text:p><text:span text:style-name="strong">3. What is a common defining characteristic of a hotel, according to the provided definitions?</text:span></text:p>
      <text:p>   A) It exclusively caters to business travelers.</text:p>
      <text:p>   B) It primarily operates as a retail store.</text:p>
      <text:p>   C) It offers accommodation, food, and beverages with the aim of making a profit.</text:p>
      <text:p>   D) It focuses solely on recreational activities.</text:p>
      <text:p/>
      <text:p><text:span text:style-name="strong">4. Which of the following structures provided accommodation for pilgrims in ancient India?</text:span></text:p>
      <text:p>   A) Industrial factories.</text:p>
      <text:p>   B) Sarais and Dharmashalas.</text:p>
      <text:p>   C) Modern shopping malls.</text:p>
      <text:p>   D) Government administrative buildings.</text:p>
      <text:p/>
      <text:p><text:span text:style-name="strong">5. In Tamil, what was referred to as an "elevated veranda attached to the front of houses" and served as early inns for travelers?</text:span></text:p>
      <text:p>   A) Bhavans</text:p>
      <text:p>   B) Railway Hotel</text:p>
      <text:p>   C) Thinnais</text:p>
      <text:p>   D) Sarais</text:p>
      <text:p/>
      <text:p><text:span text:style-name="strong">6. What was the name of the first commercial hotel built in Mumbai in 1903?</text:span></text:p>
      <text:p>   A) The Oberoi Hotel</text:p>
      <text:p>   B) The Taj Mahal Hotel</text:p>
      <text:p>   C) The Leela Palace</text:p>
      <text:p>   D) The ITC Grand</text:p>
      <text:p/>
      <text:p><text:span text:style-name="strong">7. Which of the following is NOT listed as a criterion to classify hotels?</text:span></text:p>
      <text:p>   A) Location</text:p>
      <text:p>   B) Employee Salary</text:p>
      <text:p>   C) Target Market</text:p>
      <text:p>   D) Theme</text:p>
      <text:p/>
      <text:p><text:span text:style-name="strong">8. Which type of hotel primarily caters to the corporate community and business people, often built in commercial areas?</text:span></text:p>
      <text:p>   A) Boutique hotels</text:p>
      <text:p>   B) Commercial hotels</text:p>
      <text:p>   C) Casino hotels</text:p>
      <text:p>   D) Ecotels</text:p>
      <text:p/>
      <text:p><text:span text:style-name="strong">9. What defines a Bed and Breakfast (B&amp;B) hotel?</text:span></text:p>
      <text:p>   A) They prioritize gambling facilities.</text:p>
      <text:p>   B) They are maintained by individual home owners, offering limited services and cheaper rent.</text:p>
      <text:p>   C) They are designed for long-term residential stays of up to two years.</text:p>
      <text:p>   D) They offer highly specialized medicinal baths and massages.</text:p>
      <text:p/>
      <text:p><text:span text:style-name="strong">10. Hotels that cater to guests who stay for one day or less, often found near airports and seaports, are classified as what type of hotel?</text:span></text:p>
      <text:p>   A) Residential hotels</text:p>
      <text:p>   B) Semi-residential hotels</text:p>
      <text:p>   C) Transient hotels</text:p>
      <text:p>   D) Boutique hotels</text:p>
      <text:p/>
      <text:p><text:span text:style-name="strong">11. Which type of hotel is characterized as "environment-sensitive" and conscious not to disturb the environment unnecessarily?</text:span></text:p>
      <text:p>   A) Heritage hotels</text:p>
      <text:p>   B) Boutique hotels</text:p>
      <text:p>   C) Spas</text:p>
      <text:p>   D) Ecotels</text:p>
      <text:p/>
      <text:p><text:span text:style-name="strong">12. Regarding hotel star ratings, the text explicitly states:</text:span></text:p>
      <text:p>   A) All hotels globally follow a universal star rating system.</text:p>
      <text:p>   B) The five-star rating is universally superior in all countries.</text:p>
      <text:p>   C) There is no universal star rating system for hotels.</text:p>
      <text:p>   D) India's HRACC system is universally accepted.</text:p>
      <text:p/>
      <text:p><text:span text:style-name="strong">13. Which feature is characteristic of a Two-star Hotel?</text:span></text:p>
      <text:p>   A) Most luxurious services and spacious accommodations.</text:p>
      <text:p>   B) Small and family-owned with informal services.</text:p>
      <text:p>   C) Bigger in size with more facilities, employees in uniforms, and professional interaction.</text:p>
      <text:p>   D) Converted forts, palaces, and mansions offering traditional food.</text:p>
      <text:p/>
      <text:p><text:span text:style-name="strong">14. A hotel offering the most luxurious services, international standards, artistic interiors, and employees qualified in hospitality and customer care is typically classified as what star rating?</text:span></text:p>
      <text:p>   A) One-star Hotel</text:p>
      <text:p>   B) Three-star Hotel</text:p>
      <text:p>   C) Five-star Hotel</text:p>
      <text:p>   D) Two-star Hotel</text:p>
      <text:p/>
      <text:p><text:span text:style-name="strong">15. According to the summary, what does "Hospitality" mean?</text:span></text:p>
      <text:p>   A) Providing only food services.</text:p>
      <text:p>   B) Cordial or generous reception of guests.</text:p>
      <text:p>   C) Managing industrial operations.</text:p>
      <text:p>   D) Designing architectural structures.</text:p>
      <text:p/>
      <text:p/>
      <text:h text:outline-level="2">Answer Key</text:h>
      <text:p>1. C</text:p>
      <text:p>2. B</text:p>
      <text:p>3. C</text:p>
      <text:p>4. B</text:p>
      <text:p>5. C</text:p>
      <text:p>6. B</text:p>
      <text:p>7. B</text:p>
      <text:p>8. B</text:p>
      <text:p>9. B</text:p>
      <text:p>10. C</text:p>
      <text:p>11. D</text:p>
      <text:p>12. C</text:p>
      <text:p>13. C</text:p>
      <text:p>14. C</text:p>
      <text:p>15. B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